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3e2abb" officeooo:paragraph-rsid="003e2abb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3658e8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normal" officeooo:rsid="001e6b7c" officeooo:paragraph-rsid="001e6b7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officeooo:rsid="002012e4" officeooo:paragraph-rsid="002012e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normal" officeooo:rsid="00161bc4" officeooo:paragraph-rsid="00161bc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rsid="003e2abb" officeooo:paragraph-rsid="003e2ab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346a0" officeooo:paragraph-rsid="001346a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720c8" officeooo:paragraph-rsid="00161bc4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720c8" officeooo:paragraph-rsid="001720c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161bc4" officeooo:paragraph-rsid="00146f3c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46f3c" officeooo:paragraph-rsid="00146f3c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1bd5dd" officeooo:paragraph-rsid="001bd5dd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e6b7c" officeooo:paragraph-rsid="001e6b7c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2273b7" officeooo:paragraph-rsid="002273b7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36a513" officeooo:paragraph-rsid="0036a513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37a03e" officeooo:paragraph-rsid="0037a03e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34643f" officeooo:paragraph-rsid="0034643f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34a155" officeooo:paragraph-rsid="0034a15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3658e8" officeooo:paragraph-rsid="003658e8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2f4ac0" officeooo:paragraph-rsid="002f4ac0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30e3f0" officeooo:paragraph-rsid="0030e3f0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3a30cd" officeooo:paragraph-rsid="0053cb8b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3bec7f" officeooo:paragraph-rsid="0053cb8b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3cda69" officeooo:paragraph-rsid="0053cb8b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42d6ba" officeooo:paragraph-rsid="0053cb8b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489c72" officeooo:paragraph-rsid="0053cb8b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65cc77" officeooo:paragraph-rsid="0065cc77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66dee3" officeooo:paragraph-rsid="0066dee3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none" fo:font-weight="normal" officeooo:rsid="006816ea" officeooo:paragraph-rsid="00696ddd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officeooo:rsid="006816ea" officeooo:paragraph-rsid="006b523c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rsid="006d8976" officeooo:paragraph-rsid="006d8976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none" fo:font-weight="normal" officeooo:rsid="00706607" officeooo:paragraph-rsid="00706607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style:text-underline-style="none" fo:font-weight="normal" officeooo:rsid="00708fd0" officeooo:paragraph-rsid="00708fd0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style:text-underline-style="none" fo:font-weight="normal" officeooo:rsid="0070ea11" officeooo:paragraph-rsid="0070ea11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style:text-underline-style="none" fo:font-weight="normal" officeooo:rsid="00769068" officeooo:paragraph-rsid="00769068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style:text-underline-style="none" fo:font-weight="normal" officeooo:rsid="00796f59" officeooo:paragraph-rsid="00796f59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style:text-underline-style="none" fo:font-weight="normal" officeooo:rsid="007ae4c4" officeooo:paragraph-rsid="007ae4c4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style:text-underline-style="none" fo:font-weight="normal" officeooo:rsid="007cd4b8" officeooo:paragraph-rsid="007cd4b8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style:text-underline-style="none" fo:font-weight="normal" officeooo:rsid="007f9eb6" officeooo:paragraph-rsid="007f9e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style:text-underline-style="none" fo:font-weight="normal" officeooo:rsid="00819948" officeooo:paragraph-rsid="00819948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44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21d7c5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45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22063b" officeooo:paragraph-rsid="0022063b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46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47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e6b7c" officeooo:paragraph-rsid="001e6b7c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48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2012e4" officeooo:paragraph-rsid="002012e4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49" style:family="paragraph" style:parent-style-name="Standard">
      <style:text-properties fo:font-variant="normal" fo:text-transform="none" fo:color="#3c3c3c" fo:font-size="12pt" fo:letter-spacing="normal" style:text-underline-style="none" fo:font-weight="normal" officeooo:rsid="0019d2da" officeooo:paragraph-rsid="0019d2da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273b7" officeooo:paragraph-rsid="002273b7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0dcd" officeooo:paragraph-rsid="00290dcd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f783" officeooo:paragraph-rsid="0029f783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68d7" officeooo:paragraph-rsid="002b68d7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526c" officeooo:paragraph-rsid="002b526c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variant="normal" fo:text-transform="none" fo:color="#202124" style:text-position="0% 100%" fo:font-size="10.5pt" fo:letter-spacing="normal" style:text-underline-style="none" fo:font-weight="normal" officeooo:rsid="002b68d7" officeooo:paragraph-rsid="002b68d7" style:font-size-asian="10.5pt" style:font-weight-asian="normal" style:font-size-complex="10.5pt" style:font-weight-complex="normal"/>
    </style:style>
    <style:style style:name="P56" style:family="paragraph" style:parent-style-name="Standard">
      <style:text-properties fo:font-variant="normal" fo:text-transform="none" fo:color="#202124" style:text-position="0% 100%" fo:font-size="12pt" fo:letter-spacing="normal" style:text-underline-style="none" fo:font-weight="normal" officeooo:rsid="0032662b" officeooo:paragraph-rsid="0032662b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text-position="0% 100%" fo:font-size="12pt" style:text-underline-style="none" fo:font-weight="normal" officeooo:rsid="003f8282" officeooo:paragraph-rsid="0053cb8b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text-position="0% 100%" fo:font-size="12pt" style:text-underline-style="none" fo:font-weight="normal" officeooo:rsid="00426242" officeooo:paragraph-rsid="0053cb8b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text-position="0% 100%" fo:font-size="12pt" style:text-underline-style="none" fo:font-weight="normal" officeooo:rsid="0044527a" officeooo:paragraph-rsid="0053cb8b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text-position="0% 100%" fo:font-size="12pt" style:text-underline-style="none" fo:font-weight="normal" officeooo:rsid="004de268" officeooo:paragraph-rsid="0053cb8b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text-position="0% 100%" fo:font-size="12pt" style:text-underline-style="none" fo:font-weight="normal" officeooo:rsid="0052d008" officeooo:paragraph-rsid="003a30cd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text-position="0% 100%" fo:font-size="12pt" style:text-underline-style="none" fo:font-weight="normal" officeooo:rsid="0052d008" officeooo:paragraph-rsid="0053cb8b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text-position="0% 100%" fo:font-size="12pt" style:text-underline-style="none" fo:font-weight="normal" officeooo:rsid="005572d3" officeooo:paragraph-rsid="00634aaf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text-position="0% 100%" fo:font-size="12pt" style:text-underline-style="none" fo:font-weight="normal" officeooo:rsid="0056407f" officeooo:paragraph-rsid="00634aaf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text-position="0% 100%" fo:font-size="12pt" style:text-underline-style="none" fo:font-weight="normal" officeooo:rsid="0058138e" officeooo:paragraph-rsid="00634aaf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text-position="0% 100%" fo:font-size="12pt" style:text-underline-style="none" fo:font-weight="normal" officeooo:rsid="005a806e" officeooo:paragraph-rsid="00634aaf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text-position="0% 100%" fo:font-size="12pt" style:text-underline-style="none" fo:font-weight="normal" officeooo:rsid="005b741d" officeooo:paragraph-rsid="00634aaf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text-position="0% 100%" fo:font-size="12pt" style:text-underline-style="none" fo:font-weight="normal" officeooo:rsid="005cefae" officeooo:paragraph-rsid="00634aaf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text-position="0% 100%" fo:font-size="12pt" style:text-underline-style="none" fo:font-weight="normal" officeooo:rsid="005d978b" officeooo:paragraph-rsid="00634aaf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text-position="0% 100%" fo:font-size="12pt" style:text-underline-style="none" fo:font-weight="normal" officeooo:rsid="005f54e0" officeooo:paragraph-rsid="00634aaf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text-position="0% 100%" fo:font-size="12pt" style:text-underline-style="none" fo:font-weight="normal" officeooo:rsid="005f6cac" officeooo:paragraph-rsid="00634aaf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text-position="0% 100%" fo:font-size="12pt" style:text-underline-style="none" fo:font-weight="normal" officeooo:rsid="0061af82" officeooo:paragraph-rsid="0061af82" style:font-size-asian="10.5pt" style:font-weight-asian="normal" style:font-size-complex="12pt" style:font-weight-complex="normal"/>
    </style:style>
    <style:style style:name="P73" style:family="paragraph" style:parent-style-name="Standard">
      <style:text-properties style:text-position="0% 100%" fo:font-size="12pt" style:text-underline-style="none" fo:font-weight="normal" officeooo:rsid="0061af82" officeooo:paragraph-rsid="005572d3" style:font-size-asian="10.5pt" style:font-weight-asian="normal" style:font-size-complex="12pt" style:font-weight-complex="normal"/>
    </style:style>
    <style:style style:name="P74" style:family="paragraph" style:parent-style-name="Standard">
      <style:text-properties style:text-position="0% 100%" fo:font-size="12pt" style:text-underline-style="none" fo:font-weight="normal" officeooo:rsid="0061af82" officeooo:paragraph-rsid="00634aaf" style:font-size-asian="10.5pt" style:font-weight-asian="normal" style:font-size-complex="12pt" style:font-weight-complex="normal"/>
    </style:style>
    <style:style style:name="P75" style:family="paragraph" style:parent-style-name="Standard" style:master-page-name="Standard">
      <style:paragraph-properties style:page-number="auto"/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76" style:family="paragraph" style:parent-style-name="Standard">
      <style:text-properties style:text-position="0% 100%" fo:font-size="12pt" style:text-underline-style="none" fo:font-weight="normal" officeooo:rsid="0066dee3" officeooo:paragraph-rsid="0066dee3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text-position="0% 100%" fo:font-size="12pt" style:text-underline-style="none" fo:font-weight="normal" officeooo:rsid="006816ea" officeooo:paragraph-rsid="006816ea" style:font-size-asian="10.5pt" style:font-weight-asian="normal" style:font-size-complex="12pt" style:font-weight-complex="normal"/>
    </style:style>
    <style:style style:name="P78" style:family="paragraph" style:parent-style-name="Standard">
      <style:text-properties style:text-position="0% 100%" fo:font-size="12pt" style:text-underline-style="none" fo:font-weight="normal" officeooo:rsid="006816ea" officeooo:paragraph-rsid="00696ddd" style:font-size-asian="10.5pt" style:font-weight-asian="normal" style:font-size-complex="12pt" style:font-weight-complex="normal"/>
    </style:style>
    <style:style style:name="P79" style:family="paragraph" style:parent-style-name="Standard">
      <style:text-properties style:text-position="0% 100%" fo:font-size="12pt" style:text-underline-style="none" fo:font-weight="normal" officeooo:rsid="0072d4ce" officeooo:paragraph-rsid="0072d4ce" style:font-size-asian="10.5pt" style:font-weight-asian="normal" style:font-size-complex="12pt" style:font-weight-complex="normal"/>
    </style:style>
    <style:style style:name="P80" style:family="paragraph" style:parent-style-name="Standard">
      <style:text-properties style:text-position="0% 100%" fo:font-size="12pt" style:text-underline-style="none" fo:font-weight="normal" officeooo:rsid="0074ccb3" officeooo:paragraph-rsid="0074ccb3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text-position="0% 100%" fo:font-size="12pt" style:text-underline-style="none" fo:font-weight="normal" officeooo:rsid="007885ff" officeooo:paragraph-rsid="007885ff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style:text-underline-style="solid" style:text-underline-width="auto" style:text-underline-color="font-color" fo:font-weight="normal" officeooo:rsid="003e2abb" officeooo:paragraph-rsid="003e2abb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style:text-underline-style="solid" style:text-underline-width="auto" style:text-underline-color="font-color" fo:font-weight="normal" officeooo:rsid="00845352" officeooo:paragraph-rsid="0084535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style:text-underline-style="solid" style:text-underline-width="auto" style:text-underline-color="font-color" fo:font-weight="normal" officeooo:rsid="0085e171" officeooo:paragraph-rsid="0085e171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style:text-underline-style="solid" style:text-underline-width="auto" style:text-underline-color="font-color" fo:font-weight="normal" officeooo:rsid="008d1908" officeooo:paragraph-rsid="008d1908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style:text-underline-style="none" fo:font-weight="normal" officeooo:rsid="008915e2" officeooo:paragraph-rsid="008915e2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style:text-underline-style="none" fo:font-weight="normal" officeooo:rsid="008a406d" officeooo:paragraph-rsid="008a406d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style:text-underline-style="none" fo:font-weight="normal" officeooo:rsid="008b0dc9" officeooo:paragraph-rsid="008b0dc9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style:text-underline-style="none" fo:font-weight="normal" officeooo:rsid="008c17f7" officeooo:paragraph-rsid="008c17f7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style:text-underline-style="none" fo:font-weight="bold" officeooo:rsid="008c17f7" officeooo:paragraph-rsid="008c17f7" style:font-size-asian="10.5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35a8"/>
    </style:style>
    <style:style style:name="T3" style:family="text">
      <style:text-properties style:text-underline-style="none" officeooo:rsid="00228254"/>
    </style:style>
    <style:style style:name="T4" style:family="text">
      <style:text-properties style:text-underline-style="none" officeooo:rsid="00245c39"/>
    </style:style>
    <style:style style:name="T5" style:family="text">
      <style:text-properties style:text-underline-style="none" officeooo:rsid="00262e16"/>
    </style:style>
    <style:style style:name="T6" style:family="text">
      <style:text-properties style:text-underline-style="none" officeooo:rsid="0028dcb3"/>
    </style:style>
    <style:style style:name="T7" style:family="text">
      <style:text-properties style:text-underline-style="none" officeooo:rsid="00290dcd"/>
    </style:style>
    <style:style style:name="T8" style:family="text">
      <style:text-properties style:text-underline-style="none" officeooo:rsid="00847ec8"/>
    </style:style>
    <style:style style:name="T9" style:family="text">
      <style:text-properties style:text-underline-style="none" officeooo:rsid="0085e171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officeooo:rsid="0019d2da"/>
    </style:style>
    <style:style style:name="T12" style:family="text">
      <style:text-properties fo:font-style="normal"/>
    </style:style>
    <style:style style:name="T13" style:family="text">
      <style:text-properties fo:font-style="normal" officeooo:rsid="001d2a62"/>
    </style:style>
    <style:style style:name="T14" style:family="text">
      <style:text-properties fo:font-style="normal" officeooo:rsid="0021d7c5"/>
    </style:style>
    <style:style style:name="T15" style:family="text">
      <style:text-properties fo:font-variant="normal" fo:text-transform="none" fo:color="#3c3c3c" style:font-name="Calibri" fo:letter-spacing="normal" fo:language="en" fo:country="US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6" style:family="text">
      <style:text-properties fo:font-variant="normal" fo:text-transform="none" fo:color="#3c3c3c" style:font-name="Calibri" fo:letter-spacing="normal" fo:language="en" fo:country="US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7" style:family="text">
      <style:text-properties fo:font-variant="normal" fo:text-transform="none" fo:color="#3c3c3c" style:font-name="Calibri" fo:letter-spacing="normal" fo:language="en" fo:country="US" fo:font-style="normal" style:text-underline-style="none" style:letter-kerning="true" style:font-name-asian="宋体" style:language-asian="zh" style:country-asian="CN" style:font-name-complex="Times New Roman" style:language-complex="ar" style:country-complex="SA"/>
    </style:style>
    <style:style style:name="T18" style:family="text">
      <style:text-properties fo:font-variant="normal" fo:text-transform="none" fo:color="#3c3c3c" style:font-name="Calibri" fo:letter-spacing="normal" fo:language="en" fo:country="US" fo:font-style="normal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9" style:family="text">
      <style:text-properties style:text-position="super 58%"/>
    </style:style>
    <style:style style:name="T20" style:family="text">
      <style:text-properties style:text-position="super 58%" style:text-underline-style="none"/>
    </style:style>
    <style:style style:name="T21" style:family="text">
      <style:text-properties style:text-position="super 58%" style:text-underline-style="none" officeooo:rsid="0029f783"/>
    </style:style>
    <style:style style:name="T22" style:family="text">
      <style:text-properties style:text-position="0% 100%"/>
    </style:style>
    <style:style style:name="T23" style:family="text">
      <style:text-properties style:text-position="0% 100%" style:text-underline-style="none"/>
    </style:style>
    <style:style style:name="T24" style:family="text">
      <style:text-properties style:text-position="0% 100%" style:text-underline-style="none" officeooo:rsid="0029f783"/>
    </style:style>
    <style:style style:name="T25" style:family="text">
      <style:text-properties style:text-position="0% 100%" officeooo:rsid="0047a547"/>
    </style:style>
    <style:style style:name="T26" style:family="text">
      <style:text-properties style:text-position="0% 100%" officeooo:rsid="00426242"/>
    </style:style>
    <style:style style:name="T27" style:family="text">
      <style:text-properties style:text-position="0% 100%" officeooo:rsid="004a42db"/>
    </style:style>
    <style:style style:name="T28" style:family="text">
      <style:text-properties style:text-position="0% 100%" officeooo:rsid="004de268"/>
    </style:style>
    <style:style style:name="T29" style:family="text">
      <style:text-properties style:text-position="0% 100%" officeooo:rsid="0066dee3"/>
    </style:style>
    <style:style style:name="T30" style:family="text">
      <style:text-properties style:text-position="0% 100%" fo:font-weight="bold" style:font-weight-asian="bold" style:font-weight-complex="bold"/>
    </style:style>
    <style:style style:name="T31" style:family="text">
      <style:text-properties style:text-position="0% 100%" officeooo:rsid="0072c117"/>
    </style:style>
    <style:style style:name="T32" style:family="text">
      <style:text-properties style:text-position="0% 100%" fo:font-weight="normal" style:font-weight-asian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text-position="sub 58%"/>
    </style:style>
    <style:style style:name="T35" style:family="text">
      <style:text-properties officeooo:rsid="00599631"/>
    </style:style>
    <style:style style:name="T36" style:family="text">
      <style:text-properties officeooo:rsid="005fc28d"/>
    </style:style>
    <style:style style:name="T37" style:family="text">
      <style:text-properties officeooo:rsid="0079e8ea"/>
    </style:style>
    <style:style style:name="T38" style:family="text">
      <style:text-properties officeooo:rsid="007ae6c9"/>
    </style:style>
    <style:style style:name="T39" style:family="text">
      <style:text-properties officeooo:rsid="0082e2ae"/>
    </style:style>
    <style:style style:name="T40" style:family="text">
      <style:text-properties officeooo:rsid="008730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Proof</text:p>
      <text:p text:style-name="P1"/>
      <text:p text:style-name="P3">Lecture 1 – Number Systems and Proof Techniques</text:p>
      <text:p text:style-name="P9">Any natural number can be obtained by adding 1 from 0</text:p>
      <text:p text:style-name="P13">0 is a natural number, <text:span text:style-name="T11">and an integer</text:span></text:p>
      <text:p text:style-name="P12">Rational numbers can be written as fraction (denominator not 0)</text:p>
      <text:p text:style-name="P7"><text:span text:style-name="T1">Real numbers are distances to points on a number line</text:span><text:span text:style-name="T2"> (decimals)</text:span></text:p>
      <text:p text:style-name="P10">Proof is a carefully reasoned argument to convince sceptical listener</text:p>
      <text:p text:style-name="P11">Discovery and proof required to solve problems</text:p>
      <text:p text:style-name="P11"/>
      <text:p text:style-name="P3">Lecture 2 – Properties of Odd and Even Numbers</text:p>
      <text:p text:style-name="P49">↔ - if and only if</text:p>
      <text:p text:style-name="P43">∃<text:span text:style-name="T12"> - existential quantifier. ‘</text:span><text:span text:style-name="T13">There exists’</text:span></text:p>
      <text:p text:style-name="P46"/>
      <text:p text:style-name="P3"><text:span text:style-name="T16">Le</text:span>cture 3 – Proving Existential Statements</text:p>
      <text:p text:style-name="P14">Q(x) <text:s/>- property of x</text:p>
      <text:p text:style-name="P15">Constructive proof – give an example that fits the property</text:p>
      <text:p text:style-name="P44">∃<text:span text:style-name="T14">x Q(x)</text:span></text:p>
      <text:p text:style-name="P45"><text:span text:style-name="T14">x </text:span><text:span text:style-name="T12">can represent more than 1 variable</text:span></text:p>
      <text:p text:style-name="P5"><text:span text:style-name="T1">E.g. Prove: </text:span><text:span text:style-name="T15">∃</text:span><text:span text:style-name="T18"> </text:span><text:span text:style-name="T17">an even integer ∩ that can be written in 2 ways as a sum of 2 primes</text:span></text:p>
      <text:p text:style-name="P47">∩ = 22<text:tab/><text:tab/>22 = 11 + 11 = 3 + 19</text:p>
      <text:p text:style-name="P6"><text:span text:style-name="T17">Suppose r and s are integers. Prove </text:span><text:span text:style-name="T18">∃ </text:span><text:span text:style-name="T17">an integer k such that 22r + 18s = 2k</text:span></text:p>
      <text:p text:style-name="P48">k = 11r + 9s <text:tab/>22r + 18s = 2(11r + 9s) = 2.k<text:tab/>k = 11r + 9s</text:p>
      <text:p text:style-name="P48"/>
      <text:p text:style-name="P3">Lecture 4 – Proving Universal Statements</text:p>
      <text:p text:style-name="P16">Most are universal</text:p>
      <text:p text:style-name="P50"><text:span text:style-name="T1">∀ - </text:span><text:span text:style-name="T3">universal quan</text:span><text:span text:style-name="T4">t</text:span><text:span text:style-name="T3">if</text:span><text:span text:style-name="T5">i</text:span><text:span text:style-name="T3">er. </text:span><text:span text:style-name="T7">All numbers</text:span></text:p>
      <text:p text:style-name="P50"><text:span text:style-name="T3">∀</text:span><text:span text:style-name="T6">x if P(x) then Q(x)</text:span></text:p>
      <text:p text:style-name="P52"><text:span text:style-name="T6">P </text:span><text:span text:style-name="T1">limits the scope of the arbitrary objects</text:span></text:p>
      <text:p text:style-name="P51"><text:span text:style-name="T6">E.</text:span><text:span text:style-name="T1">g. if a and b are integers then 6a</text:span><text:span text:style-name="T20">2</text:span><text:span text:style-name="T23">b is even</text:span></text:p>
      <text:p text:style-name="P51"><text:span text:style-name="T23">6a</text:span><text:span text:style-name="T20">2</text:span><text:span text:style-name="T23">b = 2(3a</text:span><text:span text:style-name="T20">2</text:span><text:span text:style-name="T23">b) </text:span><text:span text:style-name="T24">therefore k=3a</text:span><text:span text:style-name="T21">2</text:span><text:span text:style-name="T24">b an integer. Therefore it is an even integer</text:span></text:p>
      <text:p text:style-name="P54"><text:span text:style-name="T24">S</text:span><text:span text:style-name="T23">ome statements can be proved with small ∩ </text:span></text:p>
      <text:p text:style-name="P56">Exhuastion – try every ∩ </text:p>
      <text:p text:style-name="P53"><text:span text:style-name="T23">E.g. Prove that (∩+1)</text:span><text:span text:style-name="T20">3</text:span><text:span text:style-name="T23"> &gt;= 3</text:span><text:span text:style-name="T20">n</text:span><text:span text:style-name="T23"> <text:tab/><text:tab/>0 &lt; ∩ =&lt; 4</text:span></text:p>
      <text:p text:style-name="P55">∩ = 1 … 8 &gt;= 3 true<text:tab/><text:tab/>∩ =2 … 27 &gt;= 9 true<text:tab/>∩ = 3 … 64 &gt;= 27<text:tab/>∩=4 … 125 &gt;= 81</text:p>
      <text:p text:style-name="P55"/>
      <text:p text:style-name="P3">Lecture 5 – Generalising from the Generic Particular</text:p>
      <text:p text:style-name="P19">Choose a particular but arbitrarily chosen value</text:p>
      <text:p text:style-name="P20">Show that it satisfies the property</text:p>
      <text:p text:style-name="P21">Disprove universal statement with proof by counterexample</text:p>
      <text:p text:style-name="P4"/>
      <text:p text:style-name="P3">Lecture 7 – Proof by Cases</text:p>
      <text:p text:style-name="P17">Combination of generalising from generic particular and proof by exhuastion</text:p>
      <text:p text:style-name="P3"><text:soft-page-break/>Lecture 8 – Indirect Proofs</text:p>
      <text:p text:style-name="P18">Proof beyond reasonable doubt – is it conceivable (likely).</text:p>
      <text:p text:style-name="P18">Proof by contradiction – is it possible to be both</text:p>
      <text:p text:style-name="P18"/>
      <text:p text:style-name="P3">Lecture 9 – Two Classic Results</text:p>
      <text:p text:style-name="P3">Lecture 10 – Indirect Proof of an Existential Statement</text:p>
      <text:p text:style-name="P3">Lecture 11 – Mathematical Induction</text:p>
      <text:p text:style-name="P41">Base case where n = 1 or n = 0</text:p>
      <text:p text:style-name="P41">Inductive case where n = m. Substitue m for n in the hypothesis.</text:p>
      <text:p text:style-name="P41">Then use n = m+1 and substitute (m+1) into hypothesis</text:p>
      <text:p text:style-name="P41">Use algebraic manipulation with n=(m+1) and n=(m+1) to derive </text:p>
      <text:p text:style-name="P42">Reach the hypothesis and conclude</text:p>
      <text:p text:style-name="P42"/>
      <text:p text:style-name="P3">Lecture 12 – Proving Properties of Programs</text:p>
      <text:p text:style-name="P3">Lecture 13 – Strong Induction</text:p>
      <text:p text:style-name="P3">Lecture 14 – Common Mistakes</text:p>
      <text:p text:style-name="P3"/>
      <text:p text:style-name="P1">Sets</text:p>
      <text:p text:style-name="P3">Lecture 1 – (Naive) Set Theory</text:p>
      <text:p text:style-name="P22">Ordering and numerations of each element doesn’t matter</text:p>
      <text:p text:style-name="P22">{3, 5, 7} = {7, 3, 3, 3, 5, 5, 7}</text:p>
      <text:p text:style-name="P23">K-permutation – considers order AND number</text:p>
      <text:p text:style-name="P23">K-combination – considers number only</text:p>
      <text:p text:style-name="P23">E.g. S = {1,2,3,4,5}</text:p>
      <text:p text:style-name="P23">3-permutation = {1,2,3} {3,2,1}, {2,1,3}, …, {1,4,5}, {4,5,1}, …, {5,2,1}, {2,5,1}, …</text:p>
      <text:p text:style-name="P23">3-combination = {1,2,3}, {1,2,4}, {1,2,5}, {1,3,4}, {1,3,5}, {1,4,1}, {1,4,5}</text:p>
      <text:p text:style-name="P61"/>
      <text:p text:style-name="P3">Lecture 2 – Subsets and Set Equality</text:p>
      <text:p text:style-name="P24">Only finite sets representable by computers</text:p>
      <text:p text:style-name="P25">Angle brackets <text:s/>⟨ ⟩ used for <text:span text:style-name="T33">ordered sequences </text:span></text:p>
      <text:p text:style-name="P25">E.g. S = ⟨1,2,3,4,5⟩, A = {1,3,5}, B = {3,4}</text:p>
      <text:p text:style-name="P26">Characteristic vector of A is [1,0,3,0,1], X<text:span text:style-name="T34">B</text:span><text:span text:style-name="T22"> = [0,0,1,1,0]</text:span></text:p>
      <text:p text:style-name="P57">Subset ⊆ is if all elements of B are in A</text:p>
      <text:p text:style-name="P57">{3,3,5} ⊆ {3,5} frequency doesn’t matter</text:p>
      <text:p text:style-name="P57">{5,3} ⊆ {3,5} order doesn’t matter</text:p>
      <text:p text:style-name="P58">∈ is for an element</text:p>
      <text:p text:style-name="P27"><text:span text:style-name="T22">If A ⊆ B and B ⊆ A then sets are equal A = B </text:span><text:span text:style-name="T25">(→)</text:span></text:p>
      <text:p text:style-name="P59">{5,4,4,3,5} = {3,4,5}</text:p>
      <text:p text:style-name="P28"><text:span text:style-name="T26">∅ ∈ </text:span><text:span text:style-name="T22">{∅</text:span><text:span text:style-name="T27">} </text:span><text:span text:style-name="T28">Set contains an empty element </text:span></text:p>
      <text:p text:style-name="P60">{{∅}, ∅} Has two elements. Element 1 = Set containing empty element, empty element</text:p>
      <text:p text:style-name="P62">Cannot derive set from CV</text:p>
      <text:p text:style-name="P73"/>
      <text:p text:style-name="P72"><text:soft-page-break/></text:p>
      <text:p text:style-name="P3">Lecture 3 – Additional Examples</text:p>
      <text:p text:style-name="P3">Lecture 4 – Set Operations</text:p>
      <text:p text:style-name="P63">Union = is in A or B (A ∪ B)</text:p>
      <text:p text:style-name="P64">Intersection = is in A and B (A ∩ B)</text:p>
      <text:p text:style-name="P65">Relative complement = is in only one </text:p>
      <text:p text:style-name="P65">E.g. the relative complement of set B rel to A = only in A (A ∩ B’) <text:span text:style-name="T35">= A – B</text:span></text:p>
      <text:p text:style-name="P66">A – ∅ = A</text:p>
      <text:p text:style-name="P67">∅ – A = ∅</text:p>
      <text:p text:style-name="P68">Complement = all numbers not in A. Includes those not in A or B</text:p>
      <text:p text:style-name="P69">∪ = universal set (all elements)</text:p>
      <text:p text:style-name="P70">Sequences cannot have repetitions</text:p>
      <text:p text:style-name="P71">Symmetric difference = is in A or B but not both ( (A ∩ B’) ∪ (B ∩ A’) ) - <text:span text:style-name="T36">triangle</text:span></text:p>
      <text:p text:style-name="P74">S.D. = (A ∪ B) – (A ∩ B)</text:p>
      <text:p text:style-name="P74"/>
      <text:p text:style-name="P3">Lecture 5 – Proving Identities</text:p>
      <text:p text:style-name="P3">Lecture 6 – The Algebra of Sets</text:p>
      <text:p text:style-name="P29">Commutative laws: A ∩ B = B ∩ A<text:tab/><text:tab/>A ∪ B = B ∪ A</text:p>
      <text:p text:style-name="P29">Associative: A ∪ (B ∪ C) = (A ∪ B) ∪ C<text:tab/><text:tab/>(A ∩ B) ∩ C = A ∩ (B ∩ C)</text:p>
      <text:p text:style-name="P29">Distributive: A ∩ (B ∪ C) = (A ∩ B) ∪ (A ∩ C) <text:tab/>A ∪ (B ∩ C) = (A u B) ∩ (A u C)</text:p>
      <text:p text:style-name="P30">Identity: A ∪ <text:span text:style-name="T22">∅ = A <text:tab/><text:tab/>A ∩ ∪ = A</text:span></text:p>
      <text:p text:style-name="P76">Complement: A ∪ ~ A = ∪ <text:tab/><text:tab/>A ∩ ~A = ∅ </text:p>
      <text:p text:style-name="P77">Double complement: ~ (~A) = A</text:p>
      <text:p text:style-name="P31"><text:span text:style-name="T22">Idempotent laws: A </text:span><text:span text:style-name="T29">∪ </text:span><text:span text:style-name="T22">A = A <text:tab/><text:tab/>A </text:span><text:span text:style-name="T29">∩</text:span><text:span text:style-name="T22"> A = A</text:span></text:p>
      <text:p text:style-name="P32"><text:span text:style-name="T22">Universal bound: A </text:span><text:span text:style-name="T29">∪ </text:span><text:span text:style-name="T22">U = U <text:tab/><text:tab/>A </text:span><text:span text:style-name="T29">∩ ∅ </text:span><text:span text:style-name="T22">= </text:span><text:span text:style-name="T29">∅</text:span></text:p>
      <text:p text:style-name="P31"><text:span text:style-name="T22">De Morgan’s: ~(A </text:span><text:span text:style-name="T29">∪</text:span><text:span text:style-name="T22"> B) = ~A </text:span><text:span text:style-name="T29">∩</text:span><text:span text:style-name="T22"> ~B<text:tab/><text:tab/>~(A </text:span><text:span text:style-name="T29">∩</text:span><text:span text:style-name="T22"> B) = ~A </text:span><text:span text:style-name="T29">∪</text:span><text:span text:style-name="T22"> ~B</text:span></text:p>
      <text:p text:style-name="P31"><text:span text:style-name="T22">Absorption: A </text:span><text:span text:style-name="T29">∪ </text:span><text:span text:style-name="T22">(A </text:span><text:span text:style-name="T29">∩</text:span><text:span text:style-name="T22"> B) = A <text:tab/><text:tab/><text:tab/>A </text:span><text:span text:style-name="T29">∩</text:span><text:span text:style-name="T22"> (A </text:span><text:span text:style-name="T30">U</text:span><text:span text:style-name="T22"> B) = A</text:span></text:p>
      <text:p text:style-name="P32"><text:span text:style-name="T22">Complement of U and </text:span><text:span text:style-name="T29">∅</text:span><text:span text:style-name="T22">: ~U = </text:span><text:span text:style-name="T29">∅</text:span><text:span text:style-name="T22"> <text:tab/><text:tab/>~</text:span><text:span text:style-name="T29">∅</text:span><text:span text:style-name="T22"> = U</text:span></text:p>
      <text:p text:style-name="P31"><text:span text:style-name="T22">Set difference: A – B = A </text:span><text:span text:style-name="T29">∩</text:span><text:span text:style-name="T22"> ~B</text:span></text:p>
      <text:p text:style-name="P78"/>
      <text:p text:style-name="P3">Lecture 7 – Cardinality of Sets</text:p>
      <text:p text:style-name="P33">|A| = number of distinct elements in A. A.k.a ||A||, #A</text:p>
      <text:p text:style-name="P34">Power set = Set of all subsets<text:tab/>|Pow(A)| = number of bit vectors of length n</text:p>
      <text:p text:style-name="P35">E.g. A = {1,2,3,4} then |Pow (A)| = {empty set}, {1}, {2}, {3}, {4], {1,2}, {1,3}, {1,4}, {2, 3}, {2, 4}, {3, 4}, {1,2,3}, {1,2,4}, {2,3,4}, {1,2,3,4}</text:p>
      <text:p text:style-name="P36">Number of n-bit vectors is 2<text:span text:style-name="T19">n</text:span><text:span text:style-name="T22"> e.g. 1-bit vector = [0] or [1] = 2 </text:span><text:span text:style-name="T31">vectors</text:span></text:p>
      <text:p text:style-name="P79">|A U B| = |A| + |B| - |A n B|</text:p>
      <text:p text:style-name="P80">|A U B U C| = |A| + |B| + |C| - |A n B| - |A n C| - |B n C| + |A n B n C|</text:p>
      <text:p text:style-name="P37">|A – (B U C)| = n<text:span text:style-name="T34">a</text:span><text:span text:style-name="T22"> <text:tab/><text:tab/>|B – (A U C)| = n</text:span><text:span text:style-name="T34">b</text:span><text:span text:style-name="T22"><text:tab/><text:tab/>|C – (A U B)| = n</text:span><text:span text:style-name="T34">c</text:span></text:p>
      <text:p text:style-name="P37"><text:span text:style-name="T22">|(A n B) – C| = n</text:span><text:span text:style-name="T34">ab<text:tab/><text:tab/></text:span><text:span text:style-name="T22">|(A n C| - B| = n</text:span><text:span text:style-name="T34">ac</text:span><text:span text:style-name="T22"> <text:tab/><text:tab/>|(B n C) – A| = n</text:span><text:span text:style-name="T34">bc</text:span></text:p>
      <text:p text:style-name="P37"><text:span text:style-name="T22">|A n B n C| = n</text:span><text:span text:style-name="T34">abc</text:span></text:p>
      <text:p text:style-name="P81">Above are special cases of the principle of inclusion and exclusion</text:p>
      <text:p text:style-name="P81"/>
      <text:p text:style-name="P3"><text:soft-page-break/>Lecture 8 – Russel’s Paradox</text:p>
      <text:p text:style-name="P38">Object is not <text:span text:style-name="T37">always</text:span> meaningful</text:p>
      <text:p text:style-name="P39">A can be a subset of A</text:p>
      <text:p text:style-name="P39">A cannot be an element of A <text:span text:style-name="T38">if A = {B | B notE B} </text:span>but also it can</text:p>
      <text:p text:style-name="P40">Must use A = {X E N | X = 2k for some integer k}</text:p>
      <text:p text:style-name="P40">N makes it naive because N has the same kind of problem</text:p>
      <text:p text:style-name="P40"/>
      <text:p text:style-name="P2">Functions</text:p>
      <text:p text:style-name="P8">Lecture 1- <text:span text:style-name="T39">Introduction</text:span></text:p>
      <text:p text:style-name="P85"><text:span text:style-name="T1">Every input has an output</text:span></text:p>
      <text:p text:style-name="P83"><text:span text:style-name="T1">A is the input</text:span></text:p>
      <text:p text:style-name="P83"><text:span text:style-name="T1">B is the set that the </text:span><text:span text:style-name="T8">out</text:span><text:span text:style-name="T1">put is in e.g. </text:span><text:span text:style-name="T8">Z</text:span></text:p>
      <text:p text:style-name="P83"><text:span text:style-name="T1">The range is the </text:span><text:span text:style-name="T9">real </text:span><text:span text:style-name="T1">output </text:span><text:span text:style-name="T9">of the function</text:span></text:p>
      <text:p text:style-name="P84"><text:span text:style-name="T1">E.g. if there is a function that takes the first character of the alphabet</text:span></text:p>
      <text:p text:style-name="P84"><text:span text:style-name="T1">Domain is all the names, range is the letters ‘A’-’Z’, </text:span><text:span text:style-name="T10">codomain</text:span><text:span text:style-name="T1"> is all chars</text:span></text:p>
      <text:p text:style-name="P84"><text:span text:style-name="T1"/></text:p>
      <text:p text:style-name="P8">Lecture 2 – <text:span text:style-name="T40">Injective, Surjective, Bijective</text:span></text:p>
      <text:p text:style-name="P86">Injective – one-to-one functions only</text:p>
      <text:p text:style-name="P87">Surjective – Range is the same as the codomain</text:p>
      <text:p text:style-name="P88">E.g. Z → Z given by f(x) = x<text:span text:style-name="T19">2</text:span><text:span text:style-name="T22"> is not surjective</text:span></text:p>
      <text:p text:style-name="P88"><text:span text:style-name="T22">Codomain (Z) is for all integers. Range doesn’t include -ves as can’t get -ve square root. </text:span></text:p>
      <text:p text:style-name="P88"><text:span text:style-name="T22">Range and codomain don’t coincide therefore not surjective</text:span></text:p>
      <text:p text:style-name="P89"><text:span text:style-name="T22">Z → Z f(x) = 2x is not surjective as cannot have odd integers in the range</text:span></text:p>
      <text:p text:style-name="P90"><text:span text:style-name="T22">However</text:span><text:span text:style-name="T32"> Q → Q <text:tab/>f(x) = 2x IS surjective as allows for decimals</text:span></text:p>
      <text:p text:style-name="P90"><text:span text:style-name="T32">Can have any +/-ve integer/decimal number. Q is all rational numbers, inc frac</text:span></text:p>
      <text:p text:style-name="P90"><text:span text:style-name="T32"/></text:p>
      <text:p text:style-name="P8">Lecture 3 - </text:p>
      <text:p text:style-name="P8">Lecture 4 - </text:p>
      <text:p text:style-name="P8">Lecture 5 - </text:p>
      <text:p text:style-name="P8">Lecture 6 - </text:p>
      <text:p text:style-name="P8">Lecture 7 - </text:p>
      <text:p text:style-name="P8">Lecture 8 - </text:p>
      <text:p text:style-name="P2">Relations</text:p>
      <text:p text:style-name="P8">Lecture 1 - </text:p>
      <text:p text:style-name="P8">Lecture 2 - </text:p>
      <text:p text:style-name="P8">Lecture 3 - </text:p>
      <text:p text:style-name="P8">Lecture 4 - </text:p>
      <text:p text:style-name="P8">Lecture 5 - </text:p>
      <text:p text:style-name="P8">Lecture 6 - </text:p>
      <text:p text:style-name="P8">Lecture 7 - </text:p>
      <text:p text:style-name="P8">Lecture 8 - </text:p>
      <text:p text:style-name="P8">Lecture 9 - </text:p>
      <text:p text:style-name="P8">Lecture 10 - </text:p>
      <text:p text:style-name="P2"><text:soft-page-break/>Logic</text:p>
      <text:p text:style-name="P8">Lecture 1 - </text:p>
      <text:p text:style-name="P8">Lecture 2 - </text:p>
      <text:p text:style-name="P8">Lecture 3 - </text:p>
      <text:p text:style-name="P8">Lecture 4 - </text:p>
      <text:p text:style-name="P8">Lecture 5 - </text:p>
      <text:p text:style-name="P8">Lecture 6 - </text:p>
      <text:p text:style-name="P2">Counting</text:p>
      <text:p text:style-name="P8">Lecture 1 - </text:p>
      <text:p text:style-name="P8">Lecture 2 - </text:p>
      <text:p text:style-name="P8">Lecture 3 - </text:p>
      <text:p text:style-name="P8">Lecture 4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15T19:47:35.039714283</dc:date>
    <meta:editing-cycles>113</meta:editing-cycles>
    <meta:editing-duration>P3DT5H51M30S</meta:editing-duration>
    <meta:generator>LibreOffice/6.1.5.2$Linux_X86_64 LibreOffice_project/10$Build-2</meta:generator>
    <meta:document-statistic meta:table-count="0" meta:image-count="0" meta:object-count="0" meta:page-count="5" meta:paragraph-count="164" meta:word-count="1362" meta:character-count="6401" meta:non-whitespace-character-count="5098"/>
  </office:meta>
</office:document-meta>
</file>